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44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User</text:p>
          </table:table-cell>
          <table:table-cell office:value-type="string">
            <text:p>Project</text:p>
          </table:table-cell>
          <table:table-cell office:value-type="string">
            <text:p>Description</text:p>
          </table:table-cell>
          <table:table-cell table:style-name="Default" office:value-type="string">
            <text:p>Start time</text:p>
          </table:table-cell>
          <table:table-cell table:style-name="Default" office:value-type="string">
            <text:p>End time</text:p>
          </table:table-cell>
          <table:table-cell table:style-name="Default" office:value-type="string">
            <text:p>Duration(Hours:Min:sec)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Changing UI to look better</text:p>
          </table:table-cell>
          <table:table-cell office:value-type="string">
            <text:p>11/03/2011 04:45 PM</text:p>
          </table:table-cell>
          <table:table-cell office:value-type="string">
            <text:p>11/03/2011 06:00 PM</text:p>
          </table:table-cell>
          <table:table-cell office:value-type="string">
            <text:p>01:15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Change API to work with phone</text:p>
          </table:table-cell>
          <table:table-cell office:value-type="string">
            <text:p>11/03/2011 03:45 PM</text:p>
          </table:table-cell>
          <table:table-cell office:value-type="string">
            <text:p>11/03/2011 04:45 PM</text:p>
          </table:table-cell>
          <table:table-cell office:value-type="string">
            <text:p>01:00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ilestone Meeting #2</text:p>
          </table:table-cell>
          <table:table-cell office:value-type="string">
            <text:p>11/03/2011 02:00 PM</text:p>
          </table:table-cell>
          <table:table-cell office:value-type="string">
            <text:p>11/03/2011 02:45 PM</text:p>
          </table:table-cell>
          <table:table-cell office:value-type="string">
            <text:p>00:45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eeting #10</text:p>
          </table:table-cell>
          <table:table-cell office:value-type="string">
            <text:p>11/02/2011 02:00 PM</text:p>
          </table:table-cell>
          <table:table-cell office:value-type="string">
            <text:p>11/02/2011 03:39 PM</text:p>
          </table:table-cell>
          <table:table-cell office:value-type="string">
            <text:p>01:39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Update Android/login screen</text:p>
          </table:table-cell>
          <table:table-cell office:value-type="string">
            <text:p>11/01/2011 02:15 PM</text:p>
          </table:table-cell>
          <table:table-cell office:value-type="string">
            <text:p>11/01/2011 05:00 PM</text:p>
          </table:table-cell>
          <table:table-cell office:value-type="string">
            <text:p>02:45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Update Android/login screen</text:p>
          </table:table-cell>
          <table:table-cell office:value-type="string">
            <text:p>11/01/2011 01:00 PM</text:p>
          </table:table-cell>
          <table:table-cell office:value-type="string">
            <text:p>11/01/2011 02:15 PM</text:p>
          </table:table-cell>
          <table:table-cell office:value-type="string">
            <text:p>01:15:06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Shared Preferences research/ implementarion to save data</text:p>
          </table:table-cell>
          <table:table-cell office:value-type="string">
            <text:p>10/25/2011 02:40 PM</text:p>
          </table:table-cell>
          <table:table-cell office:value-type="string">
            <text:p>10/25/2011 04:40 PM</text:p>
          </table:table-cell>
          <table:table-cell office:value-type="string">
            <text:p>02:00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eeting #9</text:p>
          </table:table-cell>
          <table:table-cell office:value-type="string">
            <text:p>10/25/2011 02:12 PM</text:p>
          </table:table-cell>
          <table:table-cell office:value-type="string">
            <text:p>10/25/2011 02:39 PM</text:p>
          </table:table-cell>
          <table:table-cell office:value-type="string">
            <text:p>00:27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eeting #8</text:p>
          </table:table-cell>
          <table:table-cell office:value-type="string">
            <text:p>10/17/2011 03:13 PM</text:p>
          </table:table-cell>
          <table:table-cell office:value-type="string">
            <text:p>10/17/2011 05:05 PM</text:p>
          </table:table-cell>
          <table:table-cell office:value-type="string">
            <text:p>01:51:45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File I/O</text:p>
          </table:table-cell>
          <table:table-cell office:value-type="string">
            <text:p>10/17/2011 02:10 PM</text:p>
          </table:table-cell>
          <table:table-cell office:value-type="string">
            <text:p>10/17/2011 03:11 PM</text:p>
          </table:table-cell>
          <table:table-cell office:value-type="string">
            <text:p>01:01:07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(no project)</text:p>
          </table:table-cell>
          <table:table-cell office:value-type="string">
            <text:p>File I/O</text:p>
          </table:table-cell>
          <table:table-cell office:value-type="string">
            <text:p>10/17/2011 01:15 PM</text:p>
          </table:table-cell>
          <table:table-cell office:value-type="string">
            <text:p>10/17/2011 02:10 PM</text:p>
          </table:table-cell>
          <table:table-cell office:value-type="string">
            <text:p>00:55:4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Optional username/pass storage</text:p>
          </table:table-cell>
          <table:table-cell office:value-type="string">
            <text:p>10/15/2011 09:50 AM</text:p>
          </table:table-cell>
          <table:table-cell office:value-type="string">
            <text:p>10/15/2011 11:04 AM</text:p>
          </table:table-cell>
          <table:table-cell office:value-type="string">
            <text:p>01:13:55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ilestone Meeting #1</text:p>
          </table:table-cell>
          <table:table-cell office:value-type="string">
            <text:p>10/13/2011 02:00 PM</text:p>
          </table:table-cell>
          <table:table-cell office:value-type="string">
            <text:p>10/13/2011 02:30 PM</text:p>
          </table:table-cell>
          <table:table-cell office:value-type="string">
            <text:p>00:30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Implemented Weight history</text:p>
          </table:table-cell>
          <table:table-cell office:value-type="string">
            <text:p>10/10/2011 01:00 PM</text:p>
          </table:table-cell>
          <table:table-cell office:value-type="string">
            <text:p>10/10/2011 01:33 PM</text:p>
          </table:table-cell>
          <table:table-cell office:value-type="string">
            <text:p>00:33:55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UI tweaks</text:p>
          </table:table-cell>
          <table:table-cell office:value-type="string">
            <text:p>10/08/2011 11:46 AM</text:p>
          </table:table-cell>
          <table:table-cell office:value-type="string">
            <text:p>10/08/2011 01:56 PM</text:p>
          </table:table-cell>
          <table:table-cell office:value-type="string">
            <text:p>02:09:57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UI tweaks</text:p>
          </table:table-cell>
          <table:table-cell office:value-type="string">
            <text:p>10/08/2011 10:45 AM</text:p>
          </table:table-cell>
          <table:table-cell office:value-type="string">
            <text:p>10/08/2011 11:46 AM</text:p>
          </table:table-cell>
          <table:table-cell office:value-type="string">
            <text:p>01:01:33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eeting with Germans/feature discussion</text:p>
          </table:table-cell>
          <table:table-cell office:value-type="string">
            <text:p>10/04/2011 03:24 PM</text:p>
          </table:table-cell>
          <table:table-cell office:value-type="string">
            <text:p>10/04/2011 05:14 PM</text:p>
          </table:table-cell>
          <table:table-cell office:value-type="string">
            <text:p>01:50:03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Meeting #7</text:p>
          </table:table-cell>
          <table:table-cell office:value-type="string">
            <text:p>10/04/2011 12:33 PM</text:p>
          </table:table-cell>
          <table:table-cell office:value-type="string">
            <text:p>10/04/2011 01:39 PM</text:p>
          </table:table-cell>
          <table:table-cell office:value-type="string">
            <text:p>01:05:14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Group Meeting #6</text:p>
          </table:table-cell>
          <table:table-cell office:value-type="string">
            <text:p>09/27/2011 11:56 AM</text:p>
          </table:table-cell>
          <table:table-cell office:value-type="string">
            <text:p>09/27/2011 01:04 PM</text:p>
          </table:table-cell>
          <table:table-cell office:value-type="string">
            <text:p>01:08:01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Interface additions</text:p>
          </table:table-cell>
          <table:table-cell office:value-type="string">
            <text:p>09/22/2011 03:00 PM</text:p>
          </table:table-cell>
          <table:table-cell office:value-type="string">
            <text:p>09/22/2011 03:25 PM</text:p>
          </table:table-cell>
          <table:table-cell office:value-type="string">
            <text:p>00:25:21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Interface additions</text:p>
          </table:table-cell>
          <table:table-cell office:value-type="string">
            <text:p>09/22/2011 02:20 PM</text:p>
          </table:table-cell>
          <table:table-cell office:value-type="string">
            <text:p>09/22/2011 03:00 PM</text:p>
          </table:table-cell>
          <table:table-cell office:value-type="string">
            <text:p>00:40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Layout Tweaks</text:p>
          </table:table-cell>
          <table:table-cell office:value-type="string">
            <text:p>09/21/2011 05:21 PM</text:p>
          </table:table-cell>
          <table:table-cell office:value-type="string">
            <text:p>09/21/2011 06:53 PM</text:p>
          </table:table-cell>
          <table:table-cell office:value-type="string">
            <text:p>01:32:13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Layout Tweaks</text:p>
          </table:table-cell>
          <table:table-cell office:value-type="string">
            <text:p>09/21/2011 05:00 PM</text:p>
          </table:table-cell>
          <table:table-cell office:value-type="string">
            <text:p>09/21/2011 05:20 PM</text:p>
          </table:table-cell>
          <table:table-cell office:value-type="string">
            <text:p>00:20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Group Meeting #5</text:p>
          </table:table-cell>
          <table:table-cell office:value-type="string">
            <text:p>09/20/2011 11:55 AM</text:p>
          </table:table-cell>
          <table:table-cell office:value-type="string">
            <text:p>09/20/2011 03:35 PM</text:p>
          </table:table-cell>
          <table:table-cell office:value-type="string">
            <text:p>03:39:44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Implementation</text:p>
          </table:table-cell>
          <table:table-cell office:value-type="string">
            <text:p>09/19/2011 01:00 PM</text:p>
          </table:table-cell>
          <table:table-cell office:value-type="string">
            <text:p>09/19/2011 03:15 PM</text:p>
          </table:table-cell>
          <table:table-cell office:value-type="string">
            <text:p>02:15:39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Finish Setup/Learning Android Platform</text:p>
          </table:table-cell>
          <table:table-cell office:value-type="string">
            <text:p>09/15/2011 01:15 PM</text:p>
          </table:table-cell>
          <table:table-cell office:value-type="string">
            <text:p>09/15/2011 03:30 PM</text:p>
          </table:table-cell>
          <table:table-cell office:value-type="string">
            <text:p>02:15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Group Meeting #4</text:p>
          </table:table-cell>
          <table:table-cell office:value-type="string">
            <text:p>09/15/2011 12:03 PM</text:p>
          </table:table-cell>
          <table:table-cell office:value-type="string">
            <text:p>09/15/2011 12:23 PM</text:p>
          </table:table-cell>
          <table:table-cell office:value-type="string">
            <text:p>00:20:17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Group Meeting #3</text:p>
          </table:table-cell>
          <table:table-cell office:value-type="string">
            <text:p>09/13/2011 12:35 PM</text:p>
          </table:table-cell>
          <table:table-cell office:value-type="string">
            <text:p>09/13/2011 03:20 PM</text:p>
          </table:table-cell>
          <table:table-cell office:value-type="string">
            <text:p>02:45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Database Implementation</text:p>
          </table:table-cell>
          <table:table-cell office:value-type="string">
            <text:p>09/08/2011 04:45 PM</text:p>
          </table:table-cell>
          <table:table-cell office:value-type="string">
            <text:p>09/08/2011 05:30 PM</text:p>
          </table:table-cell>
          <table:table-cell office:value-type="string">
            <text:p>00:45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Group Meeting #2</text:p>
          </table:table-cell>
          <table:table-cell office:value-type="string">
            <text:p>09/08/2011 12:09 PM</text:p>
          </table:table-cell>
          <table:table-cell office:value-type="string">
            <text:p>09/08/2011 02:00 PM</text:p>
          </table:table-cell>
          <table:table-cell office:value-type="string">
            <text:p>01:51:31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Database ER/Schema</text:p>
          </table:table-cell>
          <table:table-cell office:value-type="string">
            <text:p>09/07/2011 05:00 PM</text:p>
          </table:table-cell>
          <table:table-cell office:value-type="string">
            <text:p>09/07/2011 05:30 PM</text:p>
          </table:table-cell>
          <table:table-cell office:value-type="string">
            <text:p>00:30:00</text:p>
          </table:table-cell>
        </table:table-row>
        <table:table-row table:style-name="ro1">
          <table:table-cell office:value-type="string">
            <text:p>kubanekj@mail.gvsu.edu</text:p>
          </table:table-cell>
          <table:table-cell office:value-type="string">
            <text:p>Senior Project</text:p>
          </table:table-cell>
          <table:table-cell office:value-type="string">
            <text:p>Group Meeting #1</text:p>
          </table:table-cell>
          <table:table-cell office:value-type="string">
            <text:p>09/01/2011 12:12 PM</text:p>
          </table:table-cell>
          <table:table-cell office:value-type="string">
            <text:p>09/01/2011 12:48 PM</text:p>
          </table:table-cell>
          <table:table-cell office:value-type="string">
            <text:p>00:36: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11/07/2011</text:date>, <text:time>11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1-11-07T11:44:24.20</dc:date>
    <meta:editing-duration>PT2M17S</meta:editing-duration>
    <meta:editing-cycles>1</meta:editing-cycles>
    <meta:document-statistic meta:table-count="1" meta:cell-count="198" meta:object-count="0"/>
  </office:meta>
</office:document-meta>
</file>